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2600000070F968EFE34ED8BCEC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62cm" svg:stroke-color="#ff0000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solid" svg:stroke-width="0.071cm" svg:stroke-color="#0033cc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daedef" draw:textarea-horizontal-align="justify" draw:textarea-vertical-align="middle" draw:auto-grow-height="false" fo:min-height="0cm" fo:min-width="0cm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23cm" svg:stroke-color="#000000" draw:stroke-linejoin="round" draw:fill="solid" draw:fill-color="#dddddd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053cm" svg:stroke-color="#000000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0033cc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2cm" fo:min-width="0.269cm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.06cm" fo:padding-right="0cm" fo:wrap-option="no-wrap"/>
      <style:paragraph-properties style:writing-mode="lr-tb"/>
    </style:style>
    <style:style style:name="gr12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2cm" fo:min-width="0.273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123cm" svg:stroke-color="#000000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2.073cm" fo:min-width="1.391cm" fo:padding-top="0.3cm" fo:padding-bottom="0.13cm" fo:padding-left="0.05cm" fo:padding-right="0.05cm" fo:wrap-option="wrap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.06cm" fo:padding-right="0cm" fo:wrap-option="wrap"/>
      <style:paragraph-properties style:writing-mode="lr-tb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.06cm" fo:padding-right="0.06cm" fo:wrap-option="wrap"/>
      <style:paragraph-properties style:writing-mode="lr-tb"/>
    </style:style>
    <style:style style:name="gr17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cm" fo:min-width="0cm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solid" svg:stroke-width="0.035cm" svg:stroke-color="#0033cc" draw:stroke-linejoin="round" draw:fill="solid" draw:fill-color="#dddddd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19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078cm" fo:min-width="0cm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daedef" draw:textarea-horizontal-align="center" draw:textarea-vertical-align="top" draw:auto-grow-height="false" fo:min-height="2.704cm" fo:min-width="0.998cm" fo:padding-top="0cm" fo:padding-bottom="0.13cm" fo:padding-left="0cm" fo:padding-right="0cm" fo:wrap-option="wrap"/>
      <style:paragraph-properties style:writing-mode="lr-tb"/>
    </style:style>
    <style:style style:name="gr21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5.803cm" fo:min-width="0cm" fo:padding-top="0.13cm" fo:padding-bottom="0.13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678cm" fo:min-width="0cm" fo:padding-top="0.13cm" fo:padding-bottom="0.13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9.64cm" fo:min-width="0cm" fo:padding-top="0.13cm" fo:padding-bottom="0.13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9.645cm" fo:min-width="0cm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daedef" draw:textarea-horizontal-align="justify" draw:textarea-vertical-align="middle" draw:auto-grow-height="false" fo:min-height="0.5cm" fo:min-width="22.401cm" fo:padding-top="0.13cm" fo:padding-bottom="0.13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  <style:paragraph-properties style:writing-mode="lr-tb"/>
    </style:style>
    <style:style style:name="gr27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2.075cm" fo:min-width="2.074cm" fo:padding-top="0.3cm" fo:padding-bottom="0.13cm" fo:padding-left="0.05cm" fo:padding-right="0.05cm" fo:wrap-option="wrap"/>
      <style:paragraph-properties style:writing-mode="lr-tb"/>
    </style:style>
    <style:style style:name="gr28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.06cm" fo:padding-right="0.06cm" fo:wrap-option="no-wrap"/>
      <style:paragraph-properties style:writing-mode="lr-tb"/>
    </style:style>
    <style:style style:name="gr29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1.434cm" fo:min-width="0.361cm" fo:padding-top="0.13cm" fo:padding-bottom="0.13cm" fo:padding-left="0.25cm" fo:padding-right="0.25cm" fo:wrap-option="wrap"/>
    </style:style>
    <style:style style:name="gr3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.1cm" fo:padding-right="0.1cm" fo:wrap-option="no-wrap"/>
      <style:paragraph-properties style:writing-mode="lr-tb"/>
    </style:style>
    <style:style style:name="gr31" style:family="graphic" style:parent-style-name="objectwithoutfill">
      <style:graphic-properties svg:stroke-width="0.12cm" draw:marker-start-width="0.38cm" draw:marker-end-width="0.38cm" draw:fill="none" draw:textarea-vertical-align="middle" fo:padding-top="0.185cm" fo:padding-bottom="0.185cm" fo:padding-left="0.31cm" fo:padding-right="0.31cm"/>
    </style:style>
    <style:style style:name="gr32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2.203cm" fo:min-width="1.474cm" fo:padding-top="0.3cm" fo:padding-bottom="0.13cm" fo:padding-left="0.05cm" fo:padding-right="0.05cm" fo:wrap-option="wrap"/>
      <style:paragraph-properties style:writing-mode="lr-tb"/>
    </style:style>
    <style:style style:name="gr33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702cm" fo:min-width="0.991cm" fo:padding-top="0.13cm" fo:padding-bottom="0.13cm" fo:padding-left="0.25cm" fo:padding-right="0.25cm" fo:wrap-option="wrap"/>
    </style:style>
    <style:style style:name="gr3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35" style:family="graphic" style:parent-style-name="standard">
      <style:graphic-properties draw:stroke="solid" svg:stroke-width="0.026cm" svg:stroke-color="#000000" draw:stroke-linejoin="round" draw:fill="solid" draw:fill-color="#dddddd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36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svg:stroke-width="0.04cm" svg:stroke-color="#000000" draw:marker-start-width="0.26cm" draw:marker-end-width="0.26cm" draw:fill="solid" draw:fill-color="#daedef" draw:textarea-vertical-align="middle" fo:padding-top="0.145cm" fo:padding-bottom="0.145cm" fo:padding-left="0.27cm" fo:padding-right="0.27cm"/>
    </style:style>
    <style:style style:name="gr3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1" style:family="paragraph">
      <loext:graphic-properties draw:fill="solid" draw:fill-color="#dddddd"/>
      <style:paragraph-properties fo:text-align="center" style:writing-mode="lr-tb"/>
    </style:style>
    <style:style style:name="P2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3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4" style:family="paragraph">
      <loext:graphic-properties draw:fill="solid" draw:fill-color="#daedef"/>
      <style:paragraph-properties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solid" draw:fill-color="#daede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text-indent="0cm" style:punctuation-wrap="hanging" style:line-break="strict" style:writing-mode="lr-tb"/>
    </style:style>
    <style:style style:name="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line-height="0.352cm" fo:text-align="end" fo:text-indent="0cm" style:punctuation-wrap="hanging" style:line-break="strict" style:writing-mode="lr-tb"/>
    </style:style>
    <style:style style:name="P10" style:family="paragraph">
      <loext:graphic-properties draw:fill="solid" draw:fill-color="#daedef"/>
      <style:paragraph-properties fo:margin-left="0cm" fo:margin-right="0cm" fo:line-height="0.352cm" fo:text-align="end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text-align="start" fo:text-indent="0cm" style:punctuation-wrap="hanging" style:line-break="strict" style:writing-mode="lr-tb"/>
    </style:style>
    <style:style style:name="P12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P1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5" style:family="paragraph">
      <loext:graphic-properties draw:fill="solid" draw:fill-color="#daede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17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P19" style:family="paragraph">
      <style:paragraph-properties fo:margin-left="0cm" fo:margin-right="0cm" fo:line-height="0.352cm" fo:text-align="start" fo:text-indent="0cm" style:punctuation-wrap="hanging" style:line-break="strict" style:writing-mode="lr-tb"/>
    </style:style>
    <style:style style:name="P2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line-height="0.458cm" fo:text-align="end" fo:text-indent="0cm" style:punctuation-wrap="hanging" style:line-break="strict" style:writing-mode="lr-tb"/>
    </style:style>
    <style:style style:name="P23" style:family="paragraph">
      <style:paragraph-properties fo:margin-left="0cm" fo:margin-right="0cm" fo:line-height="0.317cm" fo:text-align="end" fo:text-indent="0cm" style:punctuation-wrap="hanging" style:line-break="strict" style:writing-mode="lr-tb"/>
    </style:style>
    <style:style style:name="P24" style:family="paragraph">
      <loext:graphic-properties draw:fill="none" draw:fill-color="#ffffff"/>
      <style:paragraph-properties fo:margin-left="0cm" fo:margin-right="0cm" fo:line-height="0.458cm" fo:text-align="end" fo:text-indent="0cm" style:punctuation-wrap="hanging" style:line-break="strict" style:writing-mode="lr-tb" style:font-independent-line-spacing="true"/>
    </style:style>
    <style:style style:name="P25" style:family="paragraph">
      <loext:graphic-properties draw:fill="none" draw:fill-color="#ffffff"/>
      <style:paragraph-properties style:writing-mode="lr-tb" style:font-independent-line-spacing="true"/>
    </style:style>
    <style:style style:name="P26" style:family="paragraph">
      <loext:graphic-properties draw:fill="solid" draw:fill-color="#000000"/>
      <style:paragraph-properties fo:text-align="center"/>
    </style:style>
    <style:style style:name="P27" style:family="paragraph">
      <loext:graphic-properties draw:fill="solid" draw:fill-color="#daedef"/>
    </style:style>
    <style:style style:name="P28" style:family="paragraph">
      <loext:graphic-properties draw:fill-color="#ffffff"/>
      <style:paragraph-properties style:writing-mode="lr-tb"/>
      <style:text-properties fo:language="en" fo:country="US"/>
    </style:style>
    <style:style style:name="T1" style:family="text">
      <style:text-properties style:font-name="Arial Narrow" fo:font-size="11pt" fo:language="en" fo:country="US" fo:font-weight="bold" style:font-size-asian="11pt" style:font-weight-asian="bold" style:font-size-complex="11pt" style:font-weight-complex="bold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style:font-name="Arial Narrow" fo:font-size="12pt" fo:language="en" fo:country="US" style:font-size-asian="12pt" style:font-size-complex="12pt"/>
    </style:style>
    <style:style style:name="T4" style:family="text">
      <style:text-properties style:font-name="Arial Narrow" fo:font-size="9pt" fo:language="en" fo:country="US" style:font-size-asian="9pt" style:font-size-complex="9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style:font-name="Arial Narrow" fo:font-size="9pt" fo:language="en" fo:country="US" fo:font-weight="bold" style:font-size-asian="9pt" style:font-weight-asian="bold" style:font-size-complex="9pt" style:font-weight-complex="bold"/>
    </style:style>
    <style:style style:name="T7" style:family="text">
      <style:text-properties style:font-name="Arial Narrow" fo:font-size="10pt" fo:language="en" fo:country="US" fo:font-weight="bold" style:font-size-asian="10pt" style:font-weight-asian="bold" style:font-size-complex="10pt" style:font-weight-complex="bold"/>
    </style:style>
    <style:style style:name="T8" style:family="text">
      <style:text-properties style:font-name="Arial Narrow" fo:font-size="7pt" fo:language="en" fo:country="US" fo:font-weight="bold" style:font-size-asian="7pt" style:font-weight-asian="bold" style:font-size-complex="7pt" style:font-weight-complex="bold"/>
    </style:style>
    <style:style style:name="T9" style:family="text">
      <style:text-properties style:font-name="Arial Narrow" fo:font-size="8pt" fo:language="en" fo:country="US" fo:font-weight="bold" style:font-size-asian="8pt" style:font-weight-asian="bold" style:font-size-complex="8pt" style:font-weight-complex="bold"/>
    </style:style>
    <style:style style:name="T10" style:family="text">
      <style:text-properties style:font-name="Arial Narrow" fo:font-size="10pt" fo:language="en" fo:country="US" style:font-size-asian="10pt" style:font-size-complex="10pt"/>
    </style:style>
    <style:style style:name="T11" style:family="text">
      <style:text-properties fo:font-size="9pt" fo:language="en" fo:country="US" style:font-size-asian="9pt" style:font-size-complex="9pt"/>
    </style:style>
    <style:style style:name="T12" style:family="text">
      <style:text-properties fo:font-size="11pt" fo:language="en" fo:country="US" style:font-size-asian="11pt" style:font-size-complex="11pt"/>
    </style:style>
    <style:style style:name="T13" style:family="text">
      <style:text-properties fo:font-size="16pt" fo:language="en" fo:country="US" style:font-size-asian="16pt" style:font-size-complex="16pt"/>
    </style:style>
    <style:style style:name="T14" style:family="text">
      <style:text-properties fo:font-size="10pt" fo:language="en" fo:country="US" style:font-size-asian="10pt" style:font-size-complex="10pt"/>
    </style:style>
    <style:style style:name="T15" style:family="text">
      <style:text-properties fo:color="#000000" style:text-outline="false" style:text-line-through-style="none" style:text-line-through-type="none" style:text-position="0% 100%" style:font-name="Arial Narrow" fo:font-size="9pt" fo:language="en" fo:country="US" fo:font-style="normal" fo:text-shadow="none" style:text-underline-style="none" fo:font-weight="bold" style:font-name-asian="Droid Sans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Arial Narrow" fo:font-size="6pt" fo:language="en" fo:country="US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35APO   Computer Architecture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line draw:name="Rovná spojnica 355" draw:style-name="gr1" draw:text-style-name="P1" draw:layer="layout" svg:x1="13.991cm" svg:y1="10.391cm" svg:x2="13.986cm" svg:y2="16.146cm">
          <text:p/>
        </draw:line>
        <draw:line draw:name="Rovná spojnica 221" draw:style-name="gr2" draw:text-style-name="P1" draw:layer="layout" svg:x1="1.968cm" svg:y1="8.31cm" svg:x2="1.981cm" svg:y2="16.151cm">
          <text:p/>
        </draw:line>
        <draw:custom-shape draw:name="BlokTextu 223" draw:style-name="gr3" draw:text-style-name="P3" draw:layer="layout" svg:width="1.098cm" svg:height="0.466cm" svg:x="1.978cm" svg:y="15.485cm">
          <text:list text:style-name="L1">
            <text:list-header>
              <text:p text:style-name="P2"><text:span text:style-name="T1">S</text:span><text:span text:style-name="T1">t</text:span><text:span text:style-name="T1">a</text:span><text:span text:style-name="T1">l</text:span><text:span text:style-name="T1">l </text:span><text:span text:style-name="T1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ál 224" draw:style-name="gr4" draw:text-style-name="P4" draw:layer="layout" svg:width="0.194cm" svg:height="0.199cm" svg:x="1.886cm" svg:y="8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Rovná spojnica 225" draw:style-name="gr2" draw:text-style-name="P1" draw:layer="layout" svg:x1="4.846cm" svg:y1="13.179cm" svg:x2="4.841cm" svg:y2="16.142cm">
          <text:p/>
        </draw:line>
        <draw:custom-shape draw:name="BlokTextu 227" draw:style-name="gr3" draw:text-style-name="P3" draw:layer="layout" svg:width="1.132cm" svg:height="0.466cm" svg:x="4.928cm" svg:y="15.485cm">
          <text:list text:style-name="L1">
            <text:list-header>
              <text:p text:style-name="P2"><text:span text:style-name="T1">Stall 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230" draw:style-name="gr1" draw:text-style-name="P1" draw:layer="layout" svg:x1="10.004cm" svg:y1="12.318cm" svg:x2="10.004cm" svg:y2="16.142cm">
          <text:p/>
        </draw:line>
        <draw:line draw:name="Rovná spojnica 231" draw:style-name="gr1" draw:text-style-name="P1" draw:layer="layout" svg:x1="10.552cm" svg:y1="11.858cm" svg:x2="10.55cm" svg:y2="16.139cm">
          <text:p/>
        </draw:line>
        <draw:frame draw:name="BlokTextu 234" draw:style-name="gr5" draw:text-style-name="P5" draw:layer="layout" svg:width="0.644cm" svg:height="1.896cm" svg:x="11.926cm" svg:y="14.577cm">
          <draw:image xlink:href="Pictures/100002010000002600000070F968EFE34ED8BCEC.png" xlink:type="simple" xlink:show="embed" xlink:actuate="onLoad" loext:mime-type="image/png">
            <text:p/>
          </draw:image>
        </draw:frame>
        <draw:custom-shape draw:name="Ovál 224_0" draw:style-name="gr4" draw:text-style-name="P4" draw:layer="layout" svg:width="0.194cm" svg:height="0.199cm" svg:x="4.745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Zalomená spojnica 245_2" draw:style-name="gr6" draw:text-style-name="P1" draw:layer="layout" svg:x1="2.454cm" svg:y1="7.545cm" svg:x2="17.301cm" svg:y2="12.811cm" draw:start-shape="id1" draw:start-glue-point="2" draw:end-shape="id2" draw:end-glue-point="5" svg:d="M2454 7545v5266h14847" svg:viewBox="0 0 14848 5267">
          <text:p/>
        </draw:connector>
        <draw:line draw:name="Rovná spojnica 28_6" draw:style-name="gr7" draw:text-style-name="P1" xml:id="id17" draw:id="id17" draw:layer="layout" svg:x1="6.237cm" svg:y1="10.373cm" svg:x2="23.294cm" svg:y2="10.391cm">
          <text:p/>
        </draw:line>
        <draw:line draw:name="Rovná spojnica 335_3" draw:style-name="gr8" draw:text-style-name="P1" draw:layer="layout" svg:x1="6.3cm" svg:y1="12.318cm" svg:x2="13.338cm" svg:y2="12.322cm">
          <text:p/>
        </draw:line>
        <draw:polyline draw:name="Rovná spojnica 414_3" draw:style-name="gr9" draw:text-style-name="P1" draw:layer="layout" svg:width="2.637cm" svg:height="5.166cm" draw:transform="rotate (-0.000872664625998243) translate (7.77302119461716cm 5.78671276393044cm)" svg:viewBox="0 0 2638 5167" draw:points="0,24 2621,0 2638,3993 451,3995 452,5167">
          <text:p/>
        </draw:polyline>
        <draw:line draw:name="Rovná spojnica 446_2" draw:style-name="gr9" draw:text-style-name="P1" draw:layer="layout" svg:x1="24.442cm" svg:y1="9.474cm" svg:x2="24.441cm" svg:y2="4.122cm">
          <text:p/>
        </draw:line>
        <draw:g draw:name="Skupina 9_2" xml:id="id18" draw:id="id18">
          <draw:glue-point draw:id="4" svg:x="-4.796cm" svg:y="-2.545cm"/>
          <draw:glue-point draw:id="5" svg:x="-4.796cm" svg:y="2.47cm"/>
          <draw:custom-shape draw:name="Lichobežník 6_2" draw:style-name="gr10" draw:text-style-name="P6" draw:layer="layout" svg:width="0.935cm" svg:height="0.505cm" draw:transform="rotate (-1.5707963267949) translate (1.159cm 7.187cm)">
            <text:p/>
            <draw:enhanced-geometry svg:viewBox="0 0 338137 180975" draw:extrusion-allowed="true" draw:text-areas="30163 16143 307974 180975" draw:glue-points="169069 0 22622 90488 169069 180975 315515 90488 0 180975" draw:type="mso-spt100" draw:enhanced-path="M 0 180975 L 45244 0 292893 0 338137 180975 Z N"/>
          </draw:custom-shape>
          <draw:custom-shape draw:name="BlokTextu 7_4" draw:style-name="gr11" draw:text-style-name="P8" xml:id="id13" draw:id="id13" draw:layer="layout" svg:width="0.45cm" svg:height="0.508cm" svg:x="0.569cm" svg:y="7.187cm">
            <text:list text:style-name="L1">
              <text:list-header>
                <text:p text:style-name="P7"><text:span text:style-name="T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8_2" draw:style-name="gr11" draw:text-style-name="P8" draw:layer="layout" svg:width="0.45cm" svg:height="0.508cm" svg:x="0.569cm" svg:y="7.611cm">
            <text:list text:style-name="L1">
              <text:list-header>
                <text:p text:style-name="P7"><text:span text:style-name="T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Skupina 64_2" xml:id="id4" draw:id="id4">
          <draw:custom-shape draw:name="Lichobežník 65_2" draw:style-name="gr12" draw:text-style-name="P6" draw:layer="layout" svg:width="0.939cm" svg:height="0.505cm" draw:transform="rotate (-1.5707963267949) translate (24.658cm 9.048cm)">
            <text:p/>
            <draw:enhanced-geometry svg:viewBox="0 0 338137 180975" draw:extrusion-allowed="true" draw:text-areas="30163 16143 307974 180975" draw:glue-points="169069 0 22622 90488 169069 180975 315515 90488 0 180975 45244 0" draw:type="mso-spt100" draw:enhanced-path="M 0 180975 L 45244 0 292893 0 338137 180975 Z N"/>
          </draw:custom-shape>
          <draw:custom-shape draw:name="BlokTextu 66_2" draw:style-name="gr11" draw:text-style-name="P8" xml:id="id6" draw:id="id6" draw:layer="layout" svg:width="0.45cm" svg:height="0.508cm" svg:x="24.068cm" svg:y="9.048cm">
            <text:list text:style-name="L1">
              <text:list-header>
                <text:p text:style-name="P7"><text:span text:style-name="T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67_2" draw:style-name="gr11" draw:text-style-name="P8" draw:layer="layout" svg:width="0.45cm" svg:height="0.508cm" svg:x="24.068cm" svg:y="9.474cm">
            <text:list text:style-name="L1">
              <text:list-header>
                <text:p text:style-name="P7"><text:span text:style-name="T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Rovná spojnica 89_2" draw:style-name="gr13" draw:text-style-name="P1" draw:layer="layout" svg:x1="1.16cm" svg:y1="7.655cm" svg:x2="1.702cm" svg:y2="7.659cm">
          <text:p/>
        </draw:line>
        <draw:line draw:name="Rovná spojnica 91_2" draw:style-name="gr13" draw:text-style-name="P1" draw:layer="layout" svg:x1="2.152cm" svg:y1="7.655cm" svg:x2="6.266cm" svg:y2="7.655cm">
          <text:p/>
        </draw:line>
        <draw:line draw:name="Rovná spojnica 101_2" draw:style-name="gr13" draw:text-style-name="P1" draw:layer="layout" svg:x1="6.309cm" svg:y1="5.146cm" svg:x2="6.26cm" svg:y2="12.322cm">
          <text:p/>
        </draw:line>
        <draw:line draw:name="Rovná spojnica 107_1" draw:style-name="gr13" draw:text-style-name="P1" draw:layer="layout" svg:x1="9.349cm" svg:y1="7.403cm" svg:x2="14.733cm" svg:y2="7.399cm">
          <text:p/>
        </draw:line>
        <draw:line draw:name="Rovná spojnica 111_1" draw:style-name="gr13" draw:text-style-name="P1" draw:layer="layout" svg:x1="9.335cm" svg:y1="8.267cm" svg:x2="15.178cm" svg:y2="8.24cm">
          <text:p/>
        </draw:line>
        <draw:line draw:name="Rovná spojnica 187_1" draw:style-name="gr13" draw:text-style-name="P1" draw:layer="layout" svg:x1="14.387cm" svg:y1="14.693cm" svg:x2="14.4cm" svg:y2="7.655cm">
          <text:p/>
        </draw:line>
        <draw:line draw:name="Rovná spojnica 189_2" draw:style-name="gr13" draw:text-style-name="P1" draw:layer="layout" svg:x1="14.402cm" svg:y1="7.655cm" svg:x2="14.733cm" svg:y2="7.664cm">
          <text:p/>
        </draw:line>
        <draw:line draw:name="Rovná spojnica 197_2" draw:style-name="gr13" draw:text-style-name="P1" draw:layer="layout" svg:x1="15.177cm" svg:y1="8.501cm" svg:x2="14.388cm" svg:y2="8.515cm">
          <text:p/>
        </draw:line>
        <draw:line draw:name="Rovná spojnica 201_2" draw:style-name="gr13" draw:text-style-name="P1" draw:layer="layout" svg:x1="15.178cm" svg:y1="8.747cm" svg:x2="14.614cm" svg:y2="8.738cm">
          <text:p/>
        </draw:line>
        <draw:line draw:name="Rovná spojnica 203_2" draw:style-name="gr13" draw:text-style-name="P1" draw:layer="layout" svg:x1="15.236cm" svg:y1="7.663cm" svg:x2="17.868cm" svg:y2="7.64cm">
          <text:p/>
        </draw:line>
        <draw:line draw:name="Rovná spojnica 220_2" draw:style-name="gr13" draw:text-style-name="P1" draw:layer="layout" svg:x1="16.704cm" svg:y1="8.523cm" svg:x2="17.842cm" svg:y2="8.515cm">
          <text:p/>
        </draw:line>
        <draw:line draw:name="Rovná spojnica 229_3" draw:style-name="gr13" draw:text-style-name="P1" draw:layer="layout" svg:x1="20.62cm" svg:y1="9.732cm" svg:x2="24.143cm" svg:y2="9.732cm">
          <text:p/>
        </draw:line>
        <draw:connector draw:name="Zalomená spojnica 270_2" draw:style-name="gr6" draw:text-style-name="P1" draw:layer="layout" draw:line-skew="-0.951cm 6.293cm -0.373cm" svg:x1="7.106cm" svg:y1="9.301cm" svg:x2="24.658cm" svg:y2="9.517cm" draw:start-shape="id3" draw:start-glue-point="3" draw:end-shape="id4" draw:end-glue-point="1" svg:d="M7106 9301h-1370v5396h19192v-5180h-270" svg:viewBox="0 0 19193 5397">
          <text:p/>
        </draw:connector>
        <draw:connector draw:name="Zalomená spojnica 276_2" draw:style-name="gr6" draw:text-style-name="P1" draw:layer="layout" draw:line-skew="2.336cm" svg:x1="17.961cm" svg:y1="7.955cm" svg:x2="24.068cm" svg:y2="9.302cm" draw:start-shape="id5" draw:start-glue-point="12" draw:end-shape="id6" draw:end-glue-point="3" svg:d="M17961 7955h5723v1347h384" svg:viewBox="0 0 6108 1348">
          <text:p/>
        </draw:connector>
        <draw:custom-shape draw:name="Obdĺžnik 29_2" draw:style-name="gr14" draw:text-style-name="P10" draw:layer="layout" svg:width="1.491cm" svg:height="2.503cm" svg:x="20.831cm" svg:y="7.048cm">
          <text:list text:style-name="L1">
            <text:list-header>
              <text:p text:style-name="P9"><text:span text:style-name="T3"/></text:p>
              <text:p text:style-name="P9"><text:span text:style-name="T3">D</text:span><text:span text:style-name="T3">a</text:span><text:span text:style-name="T3">t</text:span><text:span text:style-name="T3">a</text:span><text:span text:style-name="T3"> </text:span><text:span text:style-name="T3">M</text:span><text:span text:style-name="T3">e</text:span><text:span text:style-name="T3">m</text:span><text:span text:style-name="T3">o</text:span><text:span text:style-name="T3">r</text:span><text:span text:style-name="T3">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BlokTextu 30_2" draw:style-name="gr15" draw:text-style-name="P12" xml:id="id14" draw:id="id14" draw:layer="layout" svg:width="0.697cm" svg:height="0.508cm" svg:x="20.716cm" svg:y="7.699cm">
          <text:list text:style-name="L1">
            <text:list-header>
              <text:p text:style-name="P11"><text:span text:style-name="T2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31_2" draw:style-name="gr16" draw:text-style-name="P14" draw:layer="layout" svg:width="0.972cm" svg:height="0.508cm" svg:x="21.328cm" svg:y="7.685cm">
          <text:list text:style-name="L1">
            <text:list-header>
              <text:p text:style-name="P13"><text:span text:style-name="T2">R</text:span><text:span text:style-name="T2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32_2" draw:style-name="gr15" draw:text-style-name="P8" xml:id="id11" draw:id="id11" draw:layer="layout" svg:width="0.977cm" svg:height="0.508cm" svg:x="20.716cm" svg:y="9.028cm">
          <text:list text:style-name="L1">
            <text:list-header>
              <text:p text:style-name="P7"><text:span text:style-name="T2">W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33_2" draw:style-name="gr16" draw:text-style-name="P8" draw:layer="layout" svg:width="0.971cm" svg:height="0.508cm" svg:x="21.351cm" svg:y="7.048cm">
          <text:list text:style-name="L1">
            <text:list-header>
              <text:p text:style-name="P7"><text:span text:style-name="T2">W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35_2" draw:style-name="gr7" draw:text-style-name="P1" draw:layer="layout" svg:x1="21.186cm" svg:y1="7.047cm" svg:x2="21.199cm" svg:y2="6.776cm">
          <text:p/>
        </draw:line>
        <draw:custom-shape draw:name="Rovnoramenný trojuholník 34_2" draw:style-name="gr17" draw:text-style-name="P4" draw:layer="layout" svg:width="0.45cm" svg:height="0.251cm" svg:x="20.962cm" svg:y="6.988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name="Zalomená spojnica 280_4" draw:style-name="gr6" draw:text-style-name="P1" draw:layer="layout" draw:line-skew="0.44cm" svg:x1="16.113cm" svg:y1="8.732cm" svg:x2="16.09cm" svg:y2="11.048cm" draw:start-shape="id7" draw:start-glue-point="3" draw:end-shape="id8" draw:end-glue-point="4" svg:d="M16113 8732h53v1236h-76v1080" svg:viewBox="0 0 77 2317">
          <text:p/>
        </draw:connector>
        <draw:connector draw:name="Zalomená spojnica 284_2" draw:style-name="gr6" draw:text-style-name="P1" draw:layer="layout" svg:x1="8.612cm" svg:y1="11.122cm" svg:x2="16.012cm" svg:y2="11.123cm" draw:start-shape="id9" draw:start-glue-point="1" draw:end-shape="id8" draw:end-glue-point="6" svg:d="M8612 11122h3701v1h3699" svg:viewBox="0 0 7401 2">
          <text:p/>
        </draw:connector>
        <draw:connector draw:name="Zalomená spojnica 303_1" draw:style-name="gr6" draw:text-style-name="P1" draw:layer="layout" svg:x1="15.68cm" svg:y1="8.505cm" svg:x2="16.113cm" svg:y2="8.306cm" draw:end-shape="id10" draw:end-glue-point="3" svg:d="M15680 8505h15v-199h418" svg:viewBox="0 0 434 200">
          <text:p/>
        </draw:connector>
        <draw:connector draw:name="Zalomená spojnica 307_1" draw:style-name="gr6" draw:text-style-name="P1" draw:layer="layout" draw:line-skew="-2.091cm" svg:x1="15.681cm" svg:y1="8.506cm" svg:x2="20.716cm" svg:y2="9.282cm" draw:end-shape="id11" draw:end-glue-point="3" svg:d="M15681 8506h210v776h4825" svg:viewBox="0 0 5036 777">
          <text:p/>
        </draw:connector>
        <draw:line draw:name="Rovná spojnica 335_4" draw:style-name="gr8" draw:text-style-name="P1" draw:layer="layout" svg:x1="6.306cm" svg:y1="11.858cm" svg:x2="13.598cm" svg:y2="11.858cm">
          <text:p/>
        </draw:line>
        <draw:line draw:name="Rovná spojnica 341_1" draw:style-name="gr8" draw:text-style-name="P1" draw:layer="layout" svg:x1="13.343cm" svg:y1="12.318cm" svg:x2="13.338cm" svg:y2="16.139cm">
          <text:p/>
        </draw:line>
        <draw:line draw:name="Rovná spojnica 355_1" draw:style-name="gr8" draw:text-style-name="P1" draw:layer="layout" svg:x1="13.598cm" svg:y1="11.858cm" svg:x2="13.595cm" svg:y2="16.143cm">
          <text:p/>
        </draw:line>
        <draw:line draw:name="Rovná spojnica 359_1" draw:style-name="gr8" draw:text-style-name="P1" draw:layer="layout" svg:x1="19.376cm" svg:y1="10.358cm" svg:x2="19.35cm" svg:y2="16.139cm">
          <text:p/>
        </draw:line>
        <draw:line draw:name="Rovná spojnica 361_1" draw:style-name="gr8" draw:text-style-name="P1" draw:layer="layout" svg:x1="23.318cm" svg:y1="13.886cm" svg:x2="23.318cm" svg:y2="16.148cm">
          <text:p/>
        </draw:line>
        <draw:line draw:name="Rovná spojnica 363_2" draw:style-name="gr7" draw:text-style-name="P1" draw:layer="layout" svg:x1="7.178cm" svg:y1="7.657cm" svg:x2="6.309cm" svg:y2="7.662cm">
          <text:p/>
        </draw:line>
        <draw:line draw:name="Rovná spojnica 365_2" draw:style-name="gr7" draw:text-style-name="P1" draw:layer="layout" svg:x1="7.179cm" svg:y1="8.285cm" svg:x2="6.293cm" svg:y2="8.281cm">
          <text:p/>
        </draw:line>
        <draw:line draw:name="Rovná spojnica 369_2" draw:style-name="gr7" draw:text-style-name="P1" draw:layer="layout" svg:x1="6.31cm" svg:y1="5.141cm" svg:x2="6.91cm" svg:y2="5.15cm">
          <text:p/>
        </draw:line>
        <draw:line draw:name="Rovná spojnica 371_2" draw:style-name="gr7" draw:text-style-name="P1" draw:layer="layout" svg:x1="6.91cm" svg:y1="5.873cm" svg:x2="6.31cm" svg:y2="5.869cm">
          <text:p/>
        </draw:line>
        <draw:connector draw:name="Zalomená spojnica 377_2" draw:style-name="gr18" draw:text-style-name="P1" draw:layer="layout" draw:line-skew="0.474cm -2.776cm" svg:x1="20.492cm" svg:y1="6.29cm" svg:x2="0.794cm" svg:y2="7.187cm" draw:start-shape="id12" draw:start-glue-point="7" draw:end-shape="id13" draw:end-glue-point="0" svg:d="M20492 6290h1117v-3655h-20815v4552" svg:viewBox="0 0 20816 4553">
          <text:p/>
        </draw:connector>
        <draw:line draw:name="Rovná spojnica 395_2" draw:style-name="gr9" draw:text-style-name="P1" draw:layer="layout" svg:x1="7.761cm" svg:y1="3.699cm" svg:x2="24.659cm" svg:y2="3.704cm">
          <text:p/>
        </draw:line>
        <draw:line draw:name="Rovná spojnica 398_2" draw:style-name="gr9" draw:text-style-name="P1" draw:layer="layout" svg:x1="7.695cm" svg:y1="4.122cm" svg:x2="24.443cm" svg:y2="4.095cm">
          <text:p/>
        </draw:line>
        <draw:line draw:name="Rovná spojnica 400_2" draw:style-name="gr9" draw:text-style-name="P1" draw:layer="layout" svg:x1="7.761cm" svg:y1="4.546cm" svg:x2="21.899cm" svg:y2="4.55cm">
          <text:p/>
        </draw:line>
        <draw:line draw:name="Rovná spojnica 402_2" draw:style-name="gr9" draw:text-style-name="P1" draw:layer="layout" svg:x1="21.899cm" svg:y1="7.046cm" svg:x2="21.899cm" svg:y2="4.546cm">
          <text:p/>
        </draw:line>
        <draw:line draw:name="Rovná spojnica 406_2" draw:style-name="gr9" draw:text-style-name="P1" draw:layer="layout" svg:x1="7.761cm" svg:y1="4.929cm" svg:x2="17.842cm" svg:y2="4.938cm">
          <text:p/>
        </draw:line>
        <draw:line draw:name="Rovná spojnica 408_2" draw:style-name="gr9" draw:text-style-name="P1" draw:layer="layout" svg:x1="17.845cm" svg:y1="4.934cm" svg:x2="17.836cm" svg:y2="7.302cm">
          <text:p/>
        </draw:line>
        <draw:line draw:name="Rovná spojnica 410_2" draw:style-name="gr9" draw:text-style-name="P1" draw:layer="layout" svg:x1="7.761cm" svg:y1="5.362cm" svg:x2="16.483cm" svg:y2="5.366cm">
          <text:p/>
        </draw:line>
        <draw:line draw:name="Rovná spojnica 412_2" draw:style-name="gr9" draw:text-style-name="P1" draw:layer="layout" svg:x1="16.483cm" svg:y1="5.366cm" svg:x2="16.483cm" svg:y2="8.307cm">
          <text:p/>
        </draw:line>
        <draw:g draw:name="Skupina 60_2">
          <draw:custom-shape draw:name="Lichobežník 61_2" draw:style-name="gr12" draw:text-style-name="P6" draw:layer="layout" svg:width="0.939cm" svg:height="0.505cm" draw:transform="rotate (-1.5707963267949) translate (16.703cm 8.052cm)">
            <text:p/>
            <draw:enhanced-geometry svg:viewBox="0 0 338137 180975" draw:extrusion-allowed="true" draw:text-areas="30163 16143 307974 180975" draw:glue-points="169069 0 22622 90488 169069 180975 315515 90488 0 180975" draw:type="mso-spt100" draw:enhanced-path="M 0 180975 L 45244 0 292893 0 338137 180975 Z N"/>
          </draw:custom-shape>
          <draw:custom-shape draw:name="BlokTextu 62_2" draw:style-name="gr11" draw:text-style-name="P8" xml:id="id10" draw:id="id10" draw:layer="layout" svg:width="0.45cm" svg:height="0.508cm" svg:x="16.113cm" svg:y="8.052cm">
            <text:list text:style-name="L1">
              <text:list-header>
                <text:p text:style-name="P7"><text:span text:style-name="T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63_2" draw:style-name="gr11" draw:text-style-name="P8" xml:id="id7" draw:id="id7" draw:layer="layout" svg:width="0.45cm" svg:height="0.508cm" svg:x="16.113cm" svg:y="8.478cm">
            <text:list text:style-name="L1">
              <text:list-header>
                <text:p text:style-name="P7"><text:span text:style-name="T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Rovná spojnica 418_2" draw:style-name="gr9" draw:text-style-name="P1" draw:layer="layout" svg:x1="7.761cm" svg:y1="6.235cm" svg:x2="20.077cm" svg:y2="6.239cm">
          <text:p/>
        </draw:line>
        <draw:custom-shape draw:name="Vývojový diagram: zdržanie 374_2" draw:style-name="gr19" draw:text-style-name="P4" xml:id="id12" draw:id="id12" draw:layer="layout" svg:width="0.415cm" svg:height="0.472cm" svg:x="20.077cm" svg:y="6.054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name="Rovná spojnica 440_1" draw:style-name="gr2" draw:text-style-name="P1" draw:layer="layout" svg:x1="14.993cm" svg:y1="7.906cm" svg:x2="15.019cm" svg:y2="16.148cm">
          <text:p/>
        </draw:line>
        <draw:line draw:name="Rovná spojnica 442_1" draw:style-name="gr2" draw:text-style-name="P1" draw:layer="layout" svg:x1="15.434cm" svg:y1="8.748cm" svg:x2="15.438cm" svg:y2="16.148cm">
          <text:p/>
        </draw:line>
        <draw:line draw:name="Rovná spojnica 449_2" draw:style-name="gr9" draw:text-style-name="P1" draw:layer="layout" svg:x1="8.22cm" svg:y1="7.055cm" svg:x2="8.22cm" svg:y2="2.297cm">
          <text:p/>
        </draw:line>
        <draw:line draw:name="Rovná spojnica 452_2" draw:style-name="gr9" draw:text-style-name="P1" draw:layer="layout" svg:x1="8.22cm" svg:y1="2.297cm" svg:x2="24.664cm" svg:y2="2.301cm">
          <text:p/>
        </draw:line>
        <draw:line draw:name="Rovná spojnica 454_2" draw:style-name="gr9" draw:text-style-name="P1" draw:layer="layout" svg:x1="24.663cm" svg:y1="2.306cm" svg:x2="24.658cm" svg:y2="3.704cm">
          <text:p/>
        </draw:line>
        <draw:line draw:name="Rovná spojnica 471_1" draw:style-name="gr2" draw:text-style-name="P1" draw:layer="layout" svg:x1="21.188cm" svg:y1="15.037cm" svg:x2="21.183cm" svg:y2="16.165cm">
          <text:p/>
        </draw:line>
        <draw:line draw:name="Rovná spojnica 472_1" draw:style-name="gr2" draw:text-style-name="P1" draw:layer="layout" svg:x1="23.534cm" svg:y1="15.037cm" svg:x2="23.529cm" svg:y2="16.165cm">
          <text:p/>
        </draw:line>
        <draw:custom-shape draw:name="Zaoblený obdĺžnik 473_2" draw:style-name="gr20" draw:text-style-name="P15" draw:layer="layout" svg:width="1.106cm" svg:height="2.942cm" svg:x="6.91cm" svg:y="3.465cm">
          <text:list text:style-name="L1">
            <text:list-header>
              <text:p text:style-name="P2"><text:span text:style-name="T4">Contr</text:span><text:span text:style-name="T4">ol uni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Skupina 485_2">
          <draw:custom-shape draw:name="Obdĺžnik 474_2" draw:style-name="gr21" draw:text-style-name="P4" draw:layer="layout" svg:width="0.392cm" svg:height="6.063cm" svg:x="4.573cm" svg:y="6.98cm">
            <text:p/>
            <draw:enhanced-geometry svg:viewBox="0 0 21600 21600" draw:type="rectangle" draw:enhanced-path="M 0 0 L 21600 0 21600 21600 0 21600 0 0 Z N"/>
          </draw:custom-shape>
          <draw:line draw:name="Rovná spojnica 480_2" draw:style-name="gr7" draw:text-style-name="P1" draw:layer="layout" svg:x1="4.769cm" svg:y1="6.979cm" svg:x2="4.769cm" svg:y2="6.776cm">
            <text:p/>
          </draw:line>
          <draw:custom-shape draw:name="Rovnoramenný trojuholník 478_2" draw:style-name="gr17" draw:text-style-name="P4" draw:layer="layout" svg:width="0.392cm" svg:height="0.264cm" svg:x="4.573cm" svg:y="6.9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draw:name="Skupina 14_2">
          <draw:custom-shape draw:name="Obdĺžnik 10_2" draw:style-name="gr22" draw:text-style-name="P4" draw:layer="layout" svg:width="0.45cm" svg:height="0.938cm" svg:x="1.702cm" svg:y="7.184cm">
            <text:p/>
            <draw:enhanced-geometry svg:viewBox="0 0 21600 21600" draw:type="rectangle" draw:enhanced-path="M 0 0 L 21600 0 21600 21600 0 21600 0 0 Z N"/>
          </draw:custom-shape>
          <draw:custom-shape draw:name="Rovnoramenný trojuholník 11_2" draw:style-name="gr17" draw:text-style-name="P4" draw:layer="layout" svg:width="0.45cm" svg:height="0.264cm" svg:x="1.702cm" svg:y="7.18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name="Rovná spojnica 13_2" draw:style-name="gr7" draw:text-style-name="P1" draw:layer="layout" svg:x1="1.925cm" svg:y1="7.184cm" svg:x2="1.938cm" svg:y2="6.914cm">
            <text:p/>
          </draw:line>
        </draw:g>
        <draw:g draw:name="Skupina 494_2">
          <draw:custom-shape draw:name="Obdĺžnik 475_2" draw:style-name="gr23" draw:text-style-name="P4" draw:layer="layout" svg:width="0.393cm" svg:height="9.9cm" svg:x="12.325cm" svg:y="3.143cm">
            <text:p/>
            <draw:enhanced-geometry svg:viewBox="0 0 21600 21600" draw:type="rectangle" draw:enhanced-path="M 0 0 L 21600 0 21600 21600 0 21600 0 0 Z N"/>
          </draw:custom-shape>
          <draw:line draw:name="Rovná spojnica 491_2" draw:style-name="gr7" draw:text-style-name="P1" draw:layer="layout" svg:x1="12.521cm" svg:y1="3.143cm" svg:x2="12.521cm" svg:y2="2.839cm">
            <text:p/>
          </draw:line>
          <draw:custom-shape draw:name="Rovnoramenný trojuholník 477_2" draw:style-name="gr17" draw:text-style-name="P4" draw:layer="layout" svg:width="0.393cm" svg:height="0.264cm" svg:x="12.325cm" svg:y="3.14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draw:name="Skupina 499_2">
          <draw:custom-shape draw:name="Obdĺžnik 500_2" draw:style-name="gr24" draw:text-style-name="P4" draw:layer="layout" svg:width="0.393cm" svg:height="9.905cm" svg:x="22.551cm" svg:y="3.249cm">
            <text:p/>
            <draw:enhanced-geometry svg:viewBox="0 0 21600 21600" draw:type="rectangle" draw:enhanced-path="M 0 0 L 21600 0 21600 21600 0 21600 0 0 Z N"/>
          </draw:custom-shape>
          <draw:line draw:name="Rovná spojnica 501_2" draw:style-name="gr7" draw:text-style-name="P1" draw:layer="layout" svg:x1="22.747cm" svg:y1="3.249cm" svg:x2="22.747cm" svg:y2="2.945cm">
            <text:p/>
          </draw:line>
          <draw:custom-shape draw:name="Rovnoramenný trojuholník 502_2" draw:style-name="gr17" draw:text-style-name="P4" draw:layer="layout" svg:width="0.393cm" svg:height="0.264cm" svg:x="22.551cm" svg:y="3.249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name="Zaoblený obdĺžnik 503_1" draw:style-name="gr25" draw:text-style-name="P6" draw:layer="layout" svg:width="22.983cm" svg:height="0.842cm" svg:x="1.16cm" svg:y="16.139cm">
          <text:list text:style-name="L1">
            <text:list-header>
              <text:p text:style-name="P7"><text:span text:style-name="T5">Hazard uni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BlokTextu 504_2" draw:style-name="gr3" draw:text-style-name="P3" draw:layer="layout" svg:width="1.762cm" svg:height="0.466cm" svg:x="8.355cm" svg:y="3.219cm">
          <text:list text:style-name="L1">
            <text:list-header>
              <text:p text:style-name="P2"><text:span text:style-name="T1">R</text:span><text:span text:style-name="T1">e</text:span><text:span text:style-name="T1">g</text:span><text:span text:style-name="T1">W</text:span><text:span text:style-name="T1">rit</text:span><text:span text:style-name="T1">e</text:span><text:span text:style-name="T1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05_2" draw:style-name="gr3" draw:text-style-name="P3" draw:layer="layout" svg:width="2.067cm" svg:height="0.466cm" svg:x="8.383cm" svg:y="3.69cm">
          <text:list text:style-name="L1">
            <text:list-header>
              <text:p text:style-name="P2"><text:span text:style-name="T1">M</text:span><text:span text:style-name="T1">e</text:span><text:span text:style-name="T1">m</text:span><text:span text:style-name="T1">T</text:span><text:span text:style-name="T1">o</text:span><text:span text:style-name="T1">R</text:span><text:span text:style-name="T1">e</text:span><text:span text:style-name="T1">g</text:span><text:span text:style-name="T1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06_2" draw:style-name="gr3" draw:text-style-name="P3" draw:layer="layout" svg:width="1.889cm" svg:height="0.466cm" svg:x="8.373cm" svg:y="4.114cm">
          <text:list text:style-name="L1">
            <text:list-header>
              <text:p text:style-name="P2"><text:span text:style-name="T1">M</text:span><text:span text:style-name="T1">e</text:span><text:span text:style-name="T1">m</text:span><text:span text:style-name="T1">W</text:span><text:span text:style-name="T1">ri</text:span><text:span text:style-name="T1">t</text:span><text:span text:style-name="T1">e</text:span><text:span text:style-name="T1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07_2" draw:style-name="gr3" draw:text-style-name="P3" draw:layer="layout" svg:width="2.152cm" svg:height="0.466cm" svg:x="8.377cm" svg:y="4.519cm">
          <text:list text:style-name="L1">
            <text:list-header>
              <text:p text:style-name="P2"><text:span text:style-name="T1">AL</text:span><text:span text:style-name="T1">UCo</text:span><text:span text:style-name="T1">ntro</text:span><text:span text:style-name="T1">l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08_2" draw:style-name="gr3" draw:text-style-name="P3" draw:layer="layout" svg:width="1.534cm" svg:height="0.466cm" svg:x="8.355cm" svg:y="4.929cm">
          <text:list text:style-name="L1">
            <text:list-header>
              <text:p text:style-name="P2"><text:span text:style-name="T1">ALU</text:span><text:span text:style-name="T1">Src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09_2" draw:style-name="gr3" draw:text-style-name="P3" draw:layer="layout" svg:width="2.029cm" svg:height="0.466cm" svg:x="8.363cm" svg:y="5.362cm">
          <text:list text:style-name="L1">
            <text:list-header>
              <text:p text:style-name="P2"><text:span text:style-name="T1">TypeRISBUJ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10_2" draw:style-name="gr3" draw:text-style-name="P3" draw:layer="layout" svg:width="1.466cm" svg:height="0.466cm" svg:x="8.389cm" svg:y="5.767cm">
          <text:list text:style-name="L1">
            <text:list-header>
              <text:p text:style-name="P2"><text:span text:style-name="T1">B</text:span><text:span text:style-name="T1">r</text:span><text:span text:style-name="T1">a</text:span><text:span text:style-name="T1">n</text:span><text:span text:style-name="T1">c</text:span><text:span text:style-name="T1">h</text:span><text:span text:style-name="T1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11_2" draw:style-name="gr3" draw:text-style-name="P3" draw:layer="layout" svg:width="1.745cm" svg:height="0.466cm" svg:x="12.835cm" svg:y="3.196cm">
          <text:list text:style-name="L1">
            <text:list-header>
              <text:p text:style-name="P2"><text:span text:style-name="T1">R</text:span><text:span text:style-name="T1">e</text:span><text:span text:style-name="T1">g</text:span><text:span text:style-name="T1">W</text:span><text:span text:style-name="T1">rit</text:span><text:span text:style-name="T1">e</text:span><text:span text:style-name="T1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12_2" draw:style-name="gr3" draw:text-style-name="P3" draw:layer="layout" svg:width="2.05cm" svg:height="0.466cm" svg:x="12.863cm" svg:y="3.668cm">
          <text:list text:style-name="L1">
            <text:list-header>
              <text:p text:style-name="P2"><text:span text:style-name="T1">M</text:span><text:span text:style-name="T1">e</text:span><text:span text:style-name="T1">m</text:span><text:span text:style-name="T1">T</text:span><text:span text:style-name="T1">o</text:span><text:span text:style-name="T1">R</text:span><text:span text:style-name="T1">e</text:span><text:span text:style-name="T1">g</text:span><text:span text:style-name="T1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13_2" draw:style-name="gr3" draw:text-style-name="P3" draw:layer="layout" svg:width="1.872cm" svg:height="0.466cm" svg:x="12.853cm" svg:y="4.092cm">
          <text:list text:style-name="L1">
            <text:list-header>
              <text:p text:style-name="P2"><text:span text:style-name="T1">M</text:span><text:span text:style-name="T1">e</text:span><text:span text:style-name="T1">m</text:span><text:span text:style-name="T1">W</text:span><text:span text:style-name="T1">ri</text:span><text:span text:style-name="T1">t</text:span><text:span text:style-name="T1">e</text:span><text:span text:style-name="T1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14_2" draw:style-name="gr3" draw:text-style-name="P3" draw:layer="layout" svg:width="2.135cm" svg:height="0.466cm" svg:x="12.856cm" svg:y="4.497cm">
          <text:list text:style-name="L1">
            <text:list-header>
              <text:p text:style-name="P2"><text:span text:style-name="T1">ALUContro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15_2" draw:style-name="gr3" draw:text-style-name="P3" draw:layer="layout" svg:width="1.517cm" svg:height="0.466cm" svg:x="12.834cm" svg:y="4.907cm">
          <text:list text:style-name="L1">
            <text:list-header>
              <text:p text:style-name="P2"><text:span text:style-name="T1">A</text:span><text:span text:style-name="T1">L</text:span><text:span text:style-name="T1">U</text:span><text:span text:style-name="T1">S</text:span><text:span text:style-name="T1">r</text:span><text:span text:style-name="T1">c</text:span><text:span text:style-name="T1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18_2" draw:style-name="gr3" draw:text-style-name="P3" draw:layer="layout" svg:width="1.8cm" svg:height="0.466cm" svg:x="19.118cm" svg:y="3.214cm">
          <text:list text:style-name="L1">
            <text:list-header>
              <text:p text:style-name="P2"><text:span text:style-name="T1">R</text:span><text:span text:style-name="T1">e</text:span><text:span text:style-name="T1">g</text:span><text:span text:style-name="T1">W</text:span><text:span text:style-name="T1">r</text:span><text:span text:style-name="T1">i</text:span><text:span text:style-name="T1">t</text:span><text:span text:style-name="T1">e</text:span><text:span text:style-name="T1">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19_2" draw:style-name="gr3" draw:text-style-name="P3" draw:layer="layout" svg:width="2.105cm" svg:height="0.466cm" svg:x="19.148cm" svg:y="3.686cm">
          <text:list text:style-name="L1">
            <text:list-header>
              <text:p text:style-name="P2"><text:span text:style-name="T1">M</text:span><text:span text:style-name="T1">e</text:span><text:span text:style-name="T1">m</text:span><text:span text:style-name="T1">T</text:span><text:span text:style-name="T1">o</text:span><text:span text:style-name="T1">R</text:span><text:span text:style-name="T1">e</text:span><text:span text:style-name="T1">g</text:span><text:span text:style-name="T1">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20_2" draw:style-name="gr3" draw:text-style-name="P3" draw:layer="layout" svg:width="1.927cm" svg:height="0.466cm" svg:x="19.138cm" svg:y="4.109cm">
          <text:list text:style-name="L1">
            <text:list-header>
              <text:p text:style-name="P2"><text:span text:style-name="T1">Me</text:span><text:span text:style-name="T1">mWr</text:span><text:span text:style-name="T1">i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21_2" draw:style-name="gr3" draw:text-style-name="P3" draw:layer="layout" svg:width="1.834cm" svg:height="0.466cm" svg:x="22.921cm" svg:y="3.183cm">
          <text:list text:style-name="L1">
            <text:list-header>
              <text:p text:style-name="P2"><text:span text:style-name="T1">R</text:span><text:span text:style-name="T1">e</text:span><text:span text:style-name="T1">g</text:span><text:span text:style-name="T1">W</text:span><text:span text:style-name="T1">r</text:span><text:span text:style-name="T1">i</text:span><text:span text:style-name="T1">t</text:span><text:span text:style-name="T1">e</text:span><text:span text:style-name="T1">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22_2" draw:style-name="gr3" draw:text-style-name="P3" draw:layer="layout" svg:width="1.237cm" svg:height="0.931cm" svg:x="23.018cm" svg:y="4.1cm">
          <text:list text:style-name="L1">
            <text:list-header>
              <text:p text:style-name="P2"><text:span text:style-name="T1">M</text:span><text:span text:style-name="T1">e</text:span><text:span text:style-name="T1">m</text:span><text:span text:style-name="T1">T</text:span><text:span text:style-name="T1">o</text:span></text:p>
              <text:p text:style-name="P2"><text:span text:style-name="T1">R</text:span><text:span text:style-name="T1">e</text:span><text:span text:style-name="T1">g</text:span><text:span text:style-name="T1">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24_2" draw:style-name="gr3" draw:text-style-name="P3" draw:layer="layout" svg:width="1.11cm" svg:height="0.382cm" svg:x="20.46cm" svg:y="5.9cm">
          <text:list text:style-name="L1">
            <text:list-header>
              <text:p text:style-name="P2"><text:span text:style-name="T6">PCSrc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25_2" draw:style-name="gr3" draw:text-style-name="P3" draw:layer="layout" svg:width="0.602cm" svg:height="0.466cm" svg:x="6.202cm" svg:y="4.7cm">
          <text:list text:style-name="L1">
            <text:list-header>
              <text:p text:style-name="P2"><text:span text:style-name="T1">6</text:span><text:span text:style-name="T1">:</text:span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27_4" draw:style-name="gr3" draw:text-style-name="P3" draw:layer="layout" svg:width="0.865cm" svg:height="0.424cm" svg:x="6.33cm" svg:y="7.245cm">
          <text:list text:style-name="L1">
            <text:list-header>
              <text:p text:style-name="P2"><text:span text:style-name="T7">1</text:span><text:span text:style-name="T7">9</text:span><text:span text:style-name="T7">:</text:span><text:span text:style-name="T7">1</text:span><text:span text:style-name="T7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28_4" draw:style-name="gr3" draw:text-style-name="P3" draw:layer="layout" svg:width="0.865cm" svg:height="0.424cm" svg:x="6.33cm" svg:y="7.866cm">
          <text:list text:style-name="L1">
            <text:list-header>
              <text:p text:style-name="P2"><text:span text:style-name="T7">2</text:span><text:span text:style-name="T7">4</text:span><text:span text:style-name="T7">:</text:span><text:span text:style-name="T7">2</text:span><text:span text:style-name="T7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35_3" draw:style-name="gr3" draw:text-style-name="P3" draw:layer="layout" svg:width="0.954cm" svg:height="0.466cm" svg:x="10.812cm" svg:y="11.403cm">
          <text:list text:style-name="L1">
            <text:list-header>
              <text:p text:style-name="P2"><text:span text:style-name="T1">Rs1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38_3" draw:style-name="gr3" draw:text-style-name="P3" draw:layer="layout" svg:width="0.937cm" svg:height="0.466cm" svg:x="12.7cm" svg:y="11.426cm">
          <text:list text:style-name="L1">
            <text:list-header>
              <text:p text:style-name="P2"><text:span text:style-name="T1">R</text:span><text:span text:style-name="T1">s</text:span><text:span text:style-name="T1">1</text:span><text:span text:style-name="T1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41_2" draw:style-name="gr3" draw:text-style-name="P3" draw:layer="layout" svg:width="0.983cm" svg:height="0.424cm" svg:x="16.517cm" svg:y="7.205cm">
          <text:list text:style-name="L1">
            <text:list-header>
              <text:p text:style-name="P2"><text:span text:style-name="T7">S</text:span><text:span text:style-name="T7">r</text:span><text:span text:style-name="T7">c</text:span><text:span text:style-name="T7">A</text:span><text:span text:style-name="T7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42_2" draw:style-name="gr3" draw:text-style-name="P3" draw:layer="layout" svg:width="0.894cm" svg:height="0.382cm" svg:x="16.661cm" svg:y="8.091cm">
          <text:list text:style-name="L1">
            <text:list-header>
              <text:p text:style-name="P2"><text:span text:style-name="T6">SrcB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43_2" draw:style-name="gr3" draw:text-style-name="P3" draw:layer="layout" svg:width="1.656cm" svg:height="0.424cm" svg:x="16.67cm" svg:y="8.85cm">
          <text:list text:style-name="L1">
            <text:list-header>
              <text:p text:style-name="P2"><text:span text:style-name="T7">WriteData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44_4" draw:style-name="gr3" draw:text-style-name="P3" draw:layer="layout" svg:width="2.076cm" svg:height="0.424cm" svg:x="16.298cm" svg:y="9.89cm">
          <text:list text:style-name="L1">
            <text:list-header>
              <text:p text:style-name="P2"><text:span text:style-name="T7">Writ</text:span><text:span text:style-name="T7">eReg</text:span><text:span text:style-name="T7">E 4: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45_2" draw:style-name="gr3" draw:text-style-name="P3" draw:layer="layout" svg:width="1.533cm" svg:height="0.382cm" svg:x="18.989cm" svg:y="8.885cm">
          <text:list text:style-name="L1">
            <text:list-header>
              <text:p text:style-name="P2"><text:span text:style-name="T6">WriteData</text:span><text:span text:style-name="T6">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46_2" draw:style-name="gr3" draw:text-style-name="P3" draw:layer="layout" svg:width="1.61cm" svg:height="0.466cm" svg:x="19.191cm" svg:y="7.417cm">
          <text:list text:style-name="L1">
            <text:list-header>
              <text:p text:style-name="P2"><text:span text:style-name="T1">AL</text:span><text:span text:style-name="T1">UOu</text:span><text:span text:style-name="T1">t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47_1" draw:style-name="gr3" draw:text-style-name="P3" draw:layer="layout" svg:width="1.474cm" svg:height="0.297cm" svg:x="19.006cm" svg:y="9.987cm">
          <text:list text:style-name="L1">
            <text:list-header>
              <text:p text:style-name="P2"><text:span text:style-name="T8">WriteRegM 4: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48_2" draw:style-name="gr3" draw:text-style-name="P3" draw:layer="layout" svg:width="1.94cm" svg:height="0.382cm" svg:x="22.953cm" svg:y="9.987cm">
          <text:list text:style-name="L1">
            <text:list-header>
              <text:p text:style-name="P2"><text:span text:style-name="T6">Writ</text:span><text:span text:style-name="T6">eReg</text:span><text:span text:style-name="T6">W 4: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49_2" draw:style-name="gr3" draw:text-style-name="P3" draw:layer="layout" svg:width="1.208cm" svg:height="0.339cm" svg:x="22.914cm" svg:y="9.379cm">
          <text:list text:style-name="L1">
            <text:list-header>
              <text:p text:style-name="P2"><text:span text:style-name="T9">ALU</text:span><text:span text:style-name="T9">Out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50_2" draw:style-name="gr3" draw:text-style-name="P3" draw:layer="layout" svg:width="1.554cm" svg:height="0.382cm" svg:x="22.932cm" svg:y="7.514cm">
          <text:list text:style-name="L1">
            <text:list-header>
              <text:p text:style-name="P2"><text:span text:style-name="T6">Read</text:span><text:span text:style-name="T6">Data</text:span><text:span text:style-name="T6">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51_2" draw:style-name="gr3" draw:text-style-name="P3" draw:layer="layout" svg:width="1.415cm" svg:height="0.466cm" svg:x="23.464cm" svg:y="14.19cm">
          <text:list text:style-name="L1">
            <text:list-header>
              <text:p text:style-name="P2"><text:span text:style-name="T1">Result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56_2" draw:style-name="gr3" draw:text-style-name="P3" draw:layer="layout" svg:width="0.958cm" svg:height="0.424cm" svg:x="5.291cm" svg:y="7.187cm">
          <text:list text:style-name="L1">
            <text:list-header>
              <text:p text:style-name="P2"><text:span text:style-name="T7">Inst</text:span><text:span text:style-name="T7">r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57_2" draw:style-name="gr3" draw:text-style-name="P3" draw:layer="layout" svg:width="0.619cm" svg:height="0.424cm" svg:x="1.128cm" svg:y="7.139cm">
          <text:list text:style-name="L1">
            <text:list-header>
              <text:p text:style-name="P2"><text:span text:style-name="T7">PC´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58_2" draw:style-name="gr3" draw:text-style-name="P3" xml:id="id1" draw:id="id1" draw:layer="layout" svg:width="0.522cm" svg:height="0.424cm" svg:x="2.193cm" svg:y="7.121cm">
          <text:list text:style-name="L1">
            <text:list-header>
              <text:p text:style-name="P2"><text:span text:style-name="T7">P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62_2" draw:style-name="gr3" draw:text-style-name="P3" draw:layer="layout" svg:width="0.526cm" svg:height="0.424cm" svg:x="6.947cm" svg:y="4.907cm">
          <text:list text:style-name="L1">
            <text:list-header>
              <text:p text:style-name="P2"><text:span text:style-name="T7">O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63_2" draw:style-name="gr3" draw:text-style-name="P3" draw:layer="layout" svg:width="0.916cm" svg:height="0.424cm" svg:x="6.92cm" svg:y="5.631cm">
          <text:list text:style-name="L1">
            <text:list-header>
              <text:p text:style-name="P2"><text:span text:style-name="T7">Fun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70_1" draw:style-name="gr3" draw:text-style-name="P17" draw:layer="layout" svg:width="1.398cm" svg:height="0.818cm" svg:x="13.631cm" svg:y="15.125cm">
          <text:list text:style-name="L1">
            <text:list-header>
              <text:p text:style-name="P16"><text:span text:style-name="T1">For</text:span><text:span text:style-name="T1">war</text:span><text:span text:style-name="T1">d</text:span></text:p>
              <text:p text:style-name="P9"><text:span text:style-name="T1">A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71_1" draw:style-name="gr3" draw:text-style-name="P20" draw:layer="layout" svg:width="1.398cm" svg:height="0.818cm" svg:x="15.423cm" svg:y="15.138cm">
          <text:list text:style-name="L1">
            <text:list-header>
              <text:p text:style-name="P18"><text:span text:style-name="T1">For</text:span><text:span text:style-name="T1">war</text:span><text:span text:style-name="T1">d</text:span></text:p>
              <text:p text:style-name="P19"><text:span text:style-name="T1">B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74_1" draw:style-name="gr26" draw:text-style-name="P3" draw:layer="layout" svg:width="1.971cm" svg:height="0.466cm" svg:x="19.288cm" svg:y="15.336cm">
          <text:list text:style-name="L1">
            <text:list-header>
              <text:p text:style-name="P2"><text:span text:style-name="T1">Re</text:span><text:span text:style-name="T1">gWri</text:span><text:span text:style-name="T1">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75_1" draw:style-name="gr26" draw:text-style-name="P20" draw:layer="layout" svg:width="1.689cm" svg:height="0.931cm" svg:x="23.511cm" svg:y="15.15cm">
          <text:list text:style-name="L1">
            <text:list-header>
              <text:p text:style-name="P18"><text:span text:style-name="T1">RegWrite</text:span></text:p>
              <text:p text:style-name="P18"><text:span text:style-name="T1">W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Skupina 36_2" xml:id="id16" draw:id="id16">
          <draw:glue-point draw:id="4" svg:x="-4.993cm" svg:y="2.281cm"/>
          <draw:custom-shape draw:name="Obdĺžnik 20_2" draw:style-name="gr27" draw:text-style-name="P15" draw:layer="layout" svg:width="2.174cm" svg:height="2.505cm" svg:x="7.179cm" svg:y="7.055cm">
            <text:list text:style-name="L1">
              <text:list-header>
                <text:p text:style-name="P2"><text:span text:style-name="T10"/></text:p>
                <text:p text:style-name="P16"><text:span text:style-name="T10"/></text:p>
                <text:p text:style-name="P16"><text:span text:style-name="T10"/></text:p>
                <text:p text:style-name="P16"><text:span text:style-name="T3">Reg.</text:span></text:p>
                <text:p text:style-name="P16"><text:span text:style-name="T3"><text:s/></text:span><text:span text:style-name="T3">Fil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BlokTextu 18_3" draw:style-name="gr11" draw:text-style-name="P8" draw:layer="layout" svg:width="0.734cm" svg:height="0.508cm" svg:x="7.103cm" svg:y="7.402cm">
            <text:list text:style-name="L1">
              <text:list-header>
                <text:p text:style-name="P7"><text:span text:style-name="T2">A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19_2" draw:style-name="gr28" draw:text-style-name="P14" draw:layer="layout" svg:width="1.12cm" svg:height="0.508cm" svg:x="8.287cm" svg:y="7.402cm">
            <text:list text:style-name="L1">
              <text:list-header>
                <text:p text:style-name="P13"><text:span text:style-name="T2">RD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2_2" draw:style-name="gr11" draw:text-style-name="P8" draw:layer="layout" svg:width="0.734cm" svg:height="0.508cm" svg:x="7.103cm" svg:y="8.021cm">
            <text:list text:style-name="L1">
              <text:list-header>
                <text:p text:style-name="P7"><text:span text:style-name="T2">A</text:span><text:span text:style-name="T2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3_2" draw:style-name="gr28" draw:text-style-name="P14" draw:layer="layout" svg:width="1.12cm" svg:height="0.508cm" svg:x="8.287cm" svg:y="8.008cm">
            <text:list text:style-name="L1">
              <text:list-header>
                <text:p text:style-name="P13"><text:span text:style-name="T2">R</text:span><text:span text:style-name="T2">D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4_2" draw:style-name="gr11" draw:text-style-name="P8" draw:layer="layout" svg:width="0.734cm" svg:height="0.508cm" svg:x="7.103cm" svg:y="8.534cm">
            <text:list text:style-name="L1">
              <text:list-header>
                <text:p text:style-name="P7"><text:span text:style-name="T2">A</text:span><text:span text:style-name="T2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5_2" draw:style-name="gr11" draw:text-style-name="P8" xml:id="id3" draw:id="id3" draw:layer="layout" svg:width="1.153cm" svg:height="0.508cm" svg:x="7.106cm" svg:y="9.047cm">
            <text:list text:style-name="L1">
              <text:list-header>
                <text:p text:style-name="P7"><text:span text:style-name="T2">WD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6_2" draw:style-name="gr28" draw:text-style-name="P14" draw:layer="layout" svg:width="1.192cm" svg:height="0.508cm" svg:x="7.622cm" svg:y="7.055cm">
            <text:list text:style-name="L1">
              <text:list-header>
                <text:p text:style-name="P13"><text:span text:style-name="T2">WE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Rovná spojnica 28_7" draw:style-name="gr7" draw:text-style-name="P1" draw:layer="layout" svg:x1="7.533cm" svg:y1="7.056cm" svg:x2="7.537cm" svg:y2="6.785cm">
            <text:p/>
          </draw:line>
          <draw:custom-shape draw:name="Rovnoramenný trojuholník 27_2" draw:style-name="gr17" draw:text-style-name="P4" draw:layer="layout" svg:width="0.449cm" svg:height="0.264cm" svg:x="7.31cm" svg:y="7.05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draw:name="Skupina 74_1">
          <draw:custom-shape draw:name="Lichobežník 594_1" draw:style-name="gr12" draw:text-style-name="P4" draw:layer="layout" svg:width="0.939cm" svg:height="0.503cm" draw:transform="rotate (-1.5707963267949) translate (15.235cm 7.196cm)">
            <text:p/>
            <draw:enhanced-geometry svg:viewBox="0 0 338137 180975" draw:extrusion-allowed="true" draw:text-areas="30163 16143 307974 180975" draw:glue-points="169069 0 22622 90488 169069 180975 315515 90488" draw:type="mso-spt100" draw:enhanced-path="M 0 180975 L 45244 0 292893 0 338137 180975 Z N"/>
          </draw:custom-shape>
          <draw:custom-shape draw:name="BlokTextu 595_1" draw:style-name="gr11" draw:text-style-name="P8" draw:layer="layout" svg:width="0.531cm" svg:height="0.382cm" svg:x="14.679cm" svg:y="7.209cm">
            <text:list text:style-name="L1">
              <text:list-header>
                <text:p text:style-name="P7"><text:span text:style-name="T11">0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596_1" draw:style-name="gr11" draw:text-style-name="P8" xml:id="id15" draw:id="id15" draw:layer="layout" svg:width="0.531cm" svg:height="0.382cm" svg:x="14.677cm" svg:y="7.714cm">
            <text:list text:style-name="L1">
              <text:list-header>
                <text:p text:style-name="P7"><text:span text:style-name="T11">1</text:span><text:span text:style-name="T1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597_1" draw:style-name="gr11" draw:text-style-name="P8" draw:layer="layout" svg:width="0.531cm" svg:height="0.382cm" svg:x="14.679cm" svg:y="7.471cm">
            <text:list text:style-name="L1">
              <text:list-header>
                <text:p text:style-name="P7"><text:span text:style-name="T11">0</text:span><text:span text:style-name="T1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Skupina 75_1">
          <draw:custom-shape draw:name="Lichobežník 599_1" draw:style-name="gr12" draw:text-style-name="P4" draw:layer="layout" svg:width="0.939cm" svg:height="0.503cm" draw:transform="rotate (-1.5707963267949) translate (15.68cm 8.034cm)">
            <text:p/>
            <draw:enhanced-geometry svg:viewBox="0 0 338137 180975" draw:extrusion-allowed="true" draw:text-areas="30163 16143 307974 180975" draw:glue-points="169069 0 22622 90488 169069 180975 315515 90488" draw:type="mso-spt100" draw:enhanced-path="M 0 180975 L 45244 0 292893 0 338137 180975 Z N"/>
          </draw:custom-shape>
          <draw:custom-shape draw:name="BlokTextu 600_1" draw:style-name="gr11" draw:text-style-name="P8" draw:layer="layout" svg:width="0.531cm" svg:height="0.382cm" svg:x="15.124cm" svg:y="8.047cm">
            <text:list text:style-name="L1">
              <text:list-header>
                <text:p text:style-name="P7"><text:span text:style-name="T11">0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601_1" draw:style-name="gr11" draw:text-style-name="P8" draw:layer="layout" svg:width="0.531cm" svg:height="0.382cm" svg:x="15.124cm" svg:y="8.309cm">
            <text:list text:style-name="L1">
              <text:list-header>
                <text:p text:style-name="P7"><text:span text:style-name="T11">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602_1" draw:style-name="gr11" draw:text-style-name="P8" draw:layer="layout" svg:width="0.531cm" svg:height="0.382cm" svg:x="15.122cm" svg:y="8.552cm">
            <text:list text:style-name="L1">
              <text:list-header>
                <text:p text:style-name="P7"><text:span text:style-name="T11">1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onnector draw:name="Zalomená spojnica 1251_1" draw:style-name="gr6" draw:text-style-name="P1" draw:layer="layout" draw:line-skew="2.636cm 5.543cm 0.426cm" svg:x1="20.716cm" svg:y1="7.953cm" svg:x2="14.677cm" svg:y2="7.905cm" draw:start-shape="id14" draw:start-glue-point="3" draw:end-shape="id15" draw:end-glue-point="3" svg:d="M20716 7953h-21v6255h-6026v-6303h8" svg:viewBox="0 0 6048 6304">
          <text:p/>
        </draw:connector>
        <draw:line draw:name="Rovná spojnica 1258_2" draw:style-name="gr7" draw:text-style-name="P1" draw:layer="layout" svg:x1="17.846cm" svg:y1="7.562cm" svg:x2="19.182cm" svg:y2="7.575cm">
          <text:p/>
        </draw:line>
        <draw:line draw:name="Rovná spojnica 1260_2" draw:style-name="gr7" draw:text-style-name="P1" draw:layer="layout" svg:x1="19.182cm" svg:y1="6.376cm" svg:x2="19.178cm" svg:y2="7.571cm">
          <text:p/>
        </draw:line>
        <draw:line draw:name="Rovná spojnica 1262_2" draw:style-name="gr7" draw:text-style-name="P1" draw:layer="layout" svg:x1="19.204cm" svg:y1="6.389cm" svg:x2="20.082cm" svg:y2="6.394cm">
          <text:p/>
        </draw:line>
        <draw:g draw:name="Skupina 373_2">
          <draw:custom-shape draw:name="Voľná forma 42_2" draw:style-name="gr29" draw:text-style-name="P6" xml:id="id5" draw:id="id5" draw:layer="layout" svg:width="0.86cm" svg:height="1.693cm" svg:x="17.511cm" svg:y="7.095cm">
            <text:p/>
            <draw:enhanced-geometry svg:viewBox="0 0 309563 609600" draw:extrusion-allowed="true" draw:text-areas="0 0 309563 609600" draw:glue-points="0 0 309563 80963 309563 533400 14288 609600 14288 342900 161925 309563 9525 276225 0 0 161925 309563" draw:type="mso-spt100" draw:enhanced-path="M 0 0 L 309563 80963 309563 533400 14288 609600 14288 342900 161925 309563 9525 276225 C 7938 184150 4763 0 0 0 Z N"/>
          </draw:custom-shape>
          <draw:custom-shape draw:name="BlokTextu 372_2" draw:style-name="gr30" draw:text-style-name="P8" draw:layer="layout" svg:width="1.095cm" svg:height="0.466cm" svg:x="17.45cm" svg:y="8.063cm">
            <text:list text:style-name="L1">
              <text:list-header>
                <text:p text:style-name="P7"><text:span text:style-name="T12">A</text:span><text:span text:style-name="T12">L</text:span><text:span text:style-name="T12">U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Skupina 495_2">
          <draw:custom-shape draw:name="Obdĺžnik 496_2" draw:style-name="gr24" draw:text-style-name="P4" draw:layer="layout" svg:width="0.389cm" svg:height="9.905cm" svg:x="18.56cm" svg:y="3.249cm">
            <text:p/>
            <draw:enhanced-geometry svg:viewBox="0 0 21600 21600" draw:type="rectangle" draw:enhanced-path="M 0 0 L 21600 0 21600 21600 0 21600 0 0 Z N"/>
          </draw:custom-shape>
          <draw:line draw:name="Rovná spojnica 497_2" draw:style-name="gr7" draw:text-style-name="P1" draw:layer="layout" svg:x1="18.754cm" svg:y1="3.249cm" svg:x2="18.754cm" svg:y2="2.945cm">
            <text:p/>
          </draw:line>
          <draw:custom-shape draw:name="Rovnoramenný trojuholník 498_2" draw:style-name="gr17" draw:text-style-name="P4" draw:layer="layout" svg:width="0.389cm" svg:height="0.264cm" svg:x="18.56cm" svg:y="3.249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name="BlokTextu 1279_2" draw:style-name="gr3" draw:text-style-name="P3" draw:layer="layout" svg:width="0.751cm" svg:height="0.424cm" svg:x="19.23cm" svg:y="6.742cm">
          <text:list text:style-name="L1">
            <text:list-header>
              <text:p text:style-name="P2"><text:span text:style-name="T7">Z</text:span><text:span text:style-name="T7">e</text:span><text:span text:style-name="T7">r</text:span><text:span text:style-name="T7">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1280_2" draw:style-name="gr3" draw:text-style-name="P3" draw:layer="layout" svg:width="1.449cm" svg:height="0.466cm" svg:x="12.833cm" svg:y="5.789cm">
          <text:list text:style-name="L1">
            <text:list-header>
              <text:p text:style-name="P2"><text:span text:style-name="T1">Bra</text:span><text:span text:style-name="T1">nch</text:span><text:span text:style-name="T1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1281_2" draw:style-name="gr3" draw:text-style-name="P3" draw:layer="layout" svg:width="1.36cm" svg:height="0.424cm" svg:x="18.954cm" svg:y="5.617cm">
          <text:list text:style-name="L1">
            <text:list-header>
              <text:p text:style-name="P2"><text:span text:style-name="T7">Branch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217_2" draw:style-name="gr13" draw:text-style-name="P1" draw:layer="layout" svg:x1="14.389cm" svg:y1="14.697cm" svg:x2="24.853cm" svg:y2="14.701cm">
          <text:p/>
        </draw:line>
        <draw:line draw:style-name="gr31" draw:text-style-name="P21" draw:layer="layout" svg:x1="6.266cm" svg:y1="11.401cm" svg:x2="7.122cm" svg:y2="11.401cm">
          <text:p/>
        </draw:line>
        <draw:g draw:name="Skupina 21_2">
          <draw:custom-shape draw:name="Obdĺžnik 15_3" draw:style-name="gr32" draw:text-style-name="P15" draw:layer="layout" svg:width="1.574cm" svg:height="2.633cm" svg:x="2.853cm" svg:y="6.98cm">
            <text:list text:style-name="L1">
              <text:list-header>
                <text:p text:style-name="P2"><text:span text:style-name="T10"/></text:p>
                <text:p text:style-name="P2"><text:span text:style-name="T10">I</text:span><text:span text:style-name="T10">ns</text:span><text:span text:style-name="T10">tr</text:span><text:span text:style-name="T10">uc</text:span><text:span text:style-name="T10">tio</text:span><text:span text:style-name="T10">n </text:span><text:span text:style-name="T10">M</text:span><text:span text:style-name="T10">e</text:span><text:span text:style-name="T10">m</text:span><text:span text:style-name="T10">or</text:span><text:span text:style-name="T10">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BlokTextu 16_3" draw:style-name="gr11" draw:text-style-name="P8" draw:layer="layout" svg:width="0.497cm" svg:height="0.508cm" svg:x="2.778cm" svg:y="7.398cm">
            <text:list text:style-name="L1">
              <text:list-header>
                <text:p text:style-name="P7"><text:span text:style-name="T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17_3" draw:style-name="gr28" draw:text-style-name="P14" draw:layer="layout" svg:width="0.883cm" svg:height="0.508cm" svg:x="3.618cm" svg:y="7.385cm">
            <text:list text:style-name="L1">
              <text:list-header>
                <text:p text:style-name="P13"><text:span text:style-name="T2">RD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BlokTextu 526_3" draw:style-name="gr3" draw:text-style-name="P3" draw:layer="layout" svg:width="2.042cm" svg:height="0.466cm" svg:x="4.266cm" svg:y="5.701cm">
          <text:list text:style-name="L1">
            <text:list-header>
              <text:p text:style-name="P2"><text:span text:style-name="T1">3</text:span><text:span text:style-name="T1">1:</text:span><text:span text:style-name="T1">2</text:span><text:span text:style-name="T1">5, </text:span><text:span text:style-name="T1">1</text:span><text:span text:style-name="T1">4:</text:span><text:span text:style-name="T1">1</text:span><text:span text:style-name="T1">2 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Skupina 326_3" xml:id="id9" draw:id="id9">
          <draw:g draw:name="Skupina 87_3">
            <draw:custom-shape draw:name="Voľná forma 82_3" draw:style-name="gr33" draw:text-style-name="P4" draw:layer="layout" svg:width="1.49cm" svg:height="0.961cm" svg:x="7.122cm" svg:y="10.733cm">
              <text:p/>
              <draw:enhanced-geometry svg:viewBox="0 0 444573 300038" draw:extrusion-allowed="true" draw:text-areas="0 0 444573 300038" draw:glue-points="0 325860 444573 325860 444573 0 1660 134482 0 325860" draw:type="mso-spt100" draw:enhanced-path="M 0 300038 L 444573 300038 444573 0 1660 123825 C 1107 182563 553 241300 0 300038 Z N"/>
            </draw:custom-shape>
            <draw:custom-shape draw:name="BlokTextu 43_3" draw:style-name="gr16" draw:text-style-name="P24" draw:layer="layout" svg:width="1.485cm" svg:height="1.093cm" svg:x="7.122cm" svg:y="10.551cm">
              <text:list text:style-name="L1">
                <text:list-header>
                  <text:p text:style-name="P22"><text:span text:style-name="T13"/></text:p>
                  <text:p text:style-name="P23"><text:span text:style-name="T14">I</text:span><text:span text:style-name="T14">m</text:span><text:span text:style-name="T14">m</text:span></text:p>
                  <text:p text:style-name="P23"><text:span text:style-name="T14">d</text:span><text:span text:style-name="T14">e</text:span><text:span text:style-name="T14">c</text:span><text:span text:style-name="T14">o</text:span><text:span text:style-name="T14">d</text:span><text:span text:style-name="T14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name="BlokTextu 325_3" draw:style-name="gr34" draw:text-style-name="P25" draw:layer="layout" svg:width="0.619cm" svg:height="0.499cm" svg:x="7.14cm" svg:y="11.182cm">
            <text:p/>
            <draw:enhanced-geometry svg:viewBox="0 0 21600 21600" draw:type="mso-spt202" draw:enhanced-path="M 0 0 L 21600 0 21600 21600 0 21600 0 0 Z N"/>
          </draw:custom-shape>
        </draw:g>
        <draw:custom-shape draw:name="BlokTextu 532_3" draw:style-name="gr3" draw:text-style-name="P3" draw:layer="layout" svg:width="1.767cm" svg:height="0.847cm" svg:x="6.359cm" svg:y="10.495cm">
          <text:list text:style-name="L1">
            <text:list-header>
              <text:p text:style-name="P2"><text:span text:style-name="T7">3</text:span><text:span text:style-name="T7">1</text:span><text:span text:style-name="T7">:</text:span><text:span text:style-name="T7">2</text:span><text:span text:style-name="T7">5</text:span><text:span text:style-name="T7">, </text:span><text:span text:style-name="T7">2</text:span><text:span text:style-name="T7">4</text:span><text:span text:style-name="T7">:</text:span><text:span text:style-name="T7">2</text:span><text:span text:style-name="T7">0</text:span></text:p>
              <text:p text:style-name="P18"><text:span text:style-name="T7">1</text:span><text:span text:style-name="T7">1</text:span><text:span text:style-name="T7">:</text:span><text:span text:style-name="T7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33_3" draw:style-name="gr3" draw:text-style-name="P3" draw:layer="layout" svg:width="1.406cm" svg:height="0.382cm" svg:x="8.615cm" svg:y="10.663cm">
          <text:list text:style-name="L1">
            <text:list-header>
              <text:p text:style-name="P2"><text:span text:style-name="T6">S</text:span><text:span text:style-name="T6">i</text:span><text:span text:style-name="T6">g</text:span><text:span text:style-name="T6">n</text:span><text:span text:style-name="T6">I</text:span><text:span text:style-name="T6">m</text:span><text:span text:style-name="T6">m</text:span><text:span text:style-name="T6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40_3" draw:style-name="gr3" draw:text-style-name="P3" draw:layer="layout" svg:width="2.228cm" svg:height="0.424cm" svg:x="9.785cm" svg:y="9.912cm">
          <text:list text:style-name="L1">
            <text:list-header>
              <text:p text:style-name="P2"><text:span text:style-name="T15"><text:s/></text:span><text:span text:style-name="T7">W</text:span><text:span text:style-name="T7">rit</text:span><text:span text:style-name="T7">e</text:span><text:span text:style-name="T7">R</text:span><text:span text:style-name="T7">e</text:span><text:span text:style-name="T7">g</text:span><text:span text:style-name="T7">D </text:span><text:span text:style-name="T7">4:</text:span><text:span text:style-name="T7">0</text:span><text:span text:style-name="T6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35_4" draw:style-name="gr3" draw:text-style-name="P3" draw:layer="layout" svg:width="0.954cm" svg:height="0.466cm" svg:x="10.806cm" svg:y="11.863cm">
          <text:list text:style-name="L1">
            <text:list-header>
              <text:p text:style-name="P2"><text:span text:style-name="T1">Rs</text:span><text:span text:style-name="T1">2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38_4" draw:style-name="gr3" draw:text-style-name="P3" draw:layer="layout" svg:width="0.937cm" svg:height="0.466cm" svg:x="12.694cm" svg:y="11.886cm">
          <text:list text:style-name="L1">
            <text:list-header>
              <text:p text:style-name="P2"><text:span text:style-name="T1">R</text:span><text:span text:style-name="T1">s</text:span><text:span text:style-name="T1">2</text:span><text:span text:style-name="T1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27_5" draw:style-name="gr3" draw:text-style-name="P3" draw:layer="layout" svg:width="0.865cm" svg:height="0.424cm" svg:x="6.311cm" svg:y="11.438cm">
          <text:list text:style-name="L1">
            <text:list-header>
              <text:p text:style-name="P2"><text:span text:style-name="T7">19:1</text:span><text:span text:style-name="T7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28_5" draw:style-name="gr3" draw:text-style-name="P3" draw:layer="layout" svg:width="0.865cm" svg:height="0.424cm" svg:x="6.355cm" svg:y="11.923cm">
          <text:list text:style-name="L1">
            <text:list-header>
              <text:p text:style-name="P2"><text:span text:style-name="T7">2</text:span><text:span text:style-name="T7">4:</text:span><text:span text:style-name="T7">20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Tvar 330_3" draw:style-name="gr35" draw:text-style-name="P1" draw:layer="layout" draw:line-skew="-0.288cm 2.867cm" svg:x1="7.105cm" svg:y1="8.804cm" svg:x2="23.294cm" svg:y2="10.382cm" draw:start-shape="id16" draw:start-glue-point="4" draw:end-shape="id17" draw:end-glue-point="1" svg:d="M7105 8804h-1787v5097h18607v-3519h-631" svg:viewBox="0 0 18608 5098">
          <text:p/>
        </draw:connector>
        <draw:custom-shape draw:name="BlokTextu 530_3" draw:style-name="gr3" draw:text-style-name="P3" draw:layer="layout" svg:width="0.687cm" svg:height="0.424cm" svg:x="6.362cm" svg:y="9.971cm">
          <text:list text:style-name="L1">
            <text:list-header>
              <text:p text:style-name="P2"><text:span text:style-name="T7">1</text:span><text:span text:style-name="T7">1</text:span><text:span text:style-name="T7">:</text:span><text:span text:style-name="T7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34_3" draw:style-name="gr3" draw:text-style-name="P3" draw:layer="layout" svg:width="1.699cm" svg:height="0.466cm" svg:x="16.502cm" svg:y="10.698cm">
          <text:list text:style-name="L1">
            <text:list-header>
              <text:p text:style-name="P2"><text:span text:style-name="T1">SignIm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26" xml:id="id8" draw:id="id8" draw:layer="layout" svg:width="0.156cm" svg:height="0.149cm" svg:x="16.012cm" svg:y="11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6" draw:layer="layout" svg:width="0.235cm" svg:height="0.235cm" svg:x="15.979cm" svg:y="11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Zalomená spojnica 280_5" draw:style-name="gr6" draw:text-style-name="P1" draw:layer="layout" svg:x1="17.301cm" svg:y1="11.575cm" svg:x2="16.09cm" svg:y2="11.197cm" draw:start-shape="id2" draw:start-glue-point="6" draw:end-shape="id8" draw:end-glue-point="8" svg:d="M17301 11575h-1211v-378" svg:viewBox="0 0 1212 379">
          <text:p/>
        </draw:connector>
        <draw:connector draw:name="Zalomená spojnica 263_2" draw:style-name="gr6" draw:text-style-name="P1" draw:layer="layout" draw:line-skew="0.385cm 3.257cm -0.35cm" svg:x1="0.582cm" svg:y1="7.417cm" svg:x2="4.08cm" svg:y2="11.164cm" draw:start-shape="id18" draw:start-glue-point="4" draw:end-shape="id19" draw:end-glue-point="4" svg:d="M582 7417h-186v4999h3985v-1252h-301" svg:viewBox="0 0 3986 5000">
          <text:p/>
        </draw:connector>
        <draw:custom-shape draw:name="BlokTextu 552_2" draw:style-name="gr3" draw:text-style-name="P3" draw:layer="layout" svg:width="0.81cm" svg:height="0.466cm" svg:x="5.874cm" svg:y="12.322cm">
          <text:list text:style-name="L1">
            <text:list-header>
              <text:p text:style-name="P2"><text:span text:style-name="T1">PC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53_2" draw:style-name="gr3" draw:text-style-name="P3" draw:layer="layout" svg:width="1.678cm" svg:height="0.466cm" svg:x="18.988cm" svg:y="11.685cm">
          <text:list text:style-name="L1">
            <text:list-header>
              <text:p text:style-name="P2"><text:span text:style-name="T1">PCBran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54_2" draw:style-name="gr3" draw:text-style-name="P3" draw:layer="layout" svg:width="1.627cm" svg:height="0.466cm" svg:x="0.48cm" svg:y="11.87cm">
          <text:list text:style-name="L1">
            <text:list-header>
              <text:p text:style-name="P2"><text:span text:style-name="T1">PCPlus4F</text:span></text:p>
            </text:list-header>
          </text:list>
          <draw:enhanced-geometry svg:viewBox="0 0 21600 21600" draw:type="mso-spt202" draw:enhanced-path="M 0 0 L 21600 0 21600 21600 0 21600 0 0 Z N"/>
        </draw:custom-shape>
        <draw:polygon draw:style-name="gr37" draw:text-style-name="P27" xml:id="id2" draw:id="id2" draw:layer="layout" svg:width="0.908cm" svg:height="1.926cm" svg:x="17.301cm" svg:y="11.23cm" svg:viewBox="0 0 909 1927" draw:points="0,0 0,757 343,963 0,1169 0,1927 909,1514 909,413">
          <draw:glue-point draw:id="4" svg:x="5cm" svg:y="0cm"/>
          <draw:glue-point draw:id="5" svg:x="-5cm" svg:y="3.212cm"/>
          <draw:glue-point draw:id="6" svg:x="-5cm" svg:y="-3.212cm"/>
          <text:p/>
        </draw:polygon>
        <draw:custom-shape draw:name="BlokTextu 552_9" draw:style-name="gr3" draw:text-style-name="P3" draw:layer="layout" svg:width="0.793cm" svg:height="0.466cm" svg:x="15.689cm" svg:y="12.345cm">
          <text:list text:style-name="L1">
            <text:list-header>
              <text:p text:style-name="P2"><text:span text:style-name="T1">P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44_2" draw:style-name="gr28" draw:text-style-name="P8" draw:layer="layout" svg:width="0.583cm" svg:height="0.593cm" svg:x="17.626cm" svg:y="11.891cm">
          <text:list text:style-name="L1">
            <text:list-header>
              <text:p text:style-name="P7"><text:span text:style-name="T5">+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173_2" draw:style-name="gr13" draw:text-style-name="P1" draw:layer="layout" svg:x1="3.304cm" svg:y1="10.601cm" svg:x2="2.931cm" svg:y2="10.601cm">
          <text:p/>
        </draw:line>
        <draw:polygon draw:style-name="gr37" draw:text-style-name="P27" xml:id="id19" draw:id="id19" draw:layer="layout" svg:width="0.908cm" svg:height="1.926cm" svg:x="3.172cm" svg:y="10.201cm" svg:viewBox="0 0 909 1927" draw:points="0,0 0,757 343,963 0,1169 0,1927 909,1514 909,413">
          <draw:glue-point draw:id="4" svg:x="5cm" svg:y="0cm"/>
          <draw:glue-point draw:id="5" svg:x="-5cm" svg:y="3.212cm"/>
          <draw:glue-point draw:id="6" svg:x="-5cm" svg:y="-3.212cm"/>
          <text:p/>
        </draw:polygon>
        <draw:custom-shape draw:name="BlokTextu 44_9" draw:style-name="gr28" draw:text-style-name="P8" draw:layer="layout" svg:width="0.583cm" svg:height="0.593cm" svg:x="3.47cm" svg:y="10.83cm">
          <text:list text:style-name="L1">
            <text:list-header>
              <text:p text:style-name="P7"><text:span text:style-name="T5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555_2" draw:style-name="gr3" draw:text-style-name="P3" draw:layer="layout" svg:width="0.319cm" svg:height="0.466cm" svg:x="2.604cm" svg:y="10.353cm">
          <text:list text:style-name="L1">
            <text:list-header>
              <text:p text:style-name="P2"><text:span text:style-name="T1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99_3" draw:style-name="gr13" draw:text-style-name="P1" draw:layer="layout" svg:x1="2.455cm" svg:y1="11.758cm" svg:x2="3.16cm" svg:y2="11.758cm">
          <text:p/>
        </draw:line>
        <draw:custom-shape draw:name="BlokTextu 233" draw:style-name="gr3" draw:text-style-name="P17" draw:layer="layout" svg:width="0.433cm" svg:height="0.255cm" svg:x="12.29cm" svg:y="12.654cm">
          <text:list text:style-name="L1">
            <text:list-header>
              <text:p text:style-name="P16"><text:span text:style-name="T16">CL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3_1" draw:style-name="gr3" draw:text-style-name="P17" draw:layer="layout" svg:width="0.314cm" svg:height="0.255cm" svg:x="1.773cm" svg:y="7.813cm">
          <text:list text:style-name="L1">
            <text:list-header>
              <text:p text:style-name="P16"><text:span text:style-name="T16">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3_2" draw:style-name="gr3" draw:text-style-name="P17" draw:layer="layout" svg:width="0.314cm" svg:height="0.255cm" svg:x="4.612cm" svg:y="12.728cm">
          <text:list text:style-name="L1">
            <text:list-header>
              <text:p text:style-name="P16"><text:span text:style-name="T16">E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225_2" draw:style-name="gr2" draw:text-style-name="P1" draw:layer="layout" svg:x1="12.526cm" svg:y1="13.043cm" svg:x2="12.526cm" svg:y2="16.164cm">
          <text:p/>
        </draw:line>
        <presentation:notes draw:style-name="dp2">
          <draw:page-thumbnail draw:style-name="gr38" draw:layer="layout" svg:width="13.968cm" svg:height="10.476cm" svg:x="3.81cm" svg:y="2.123cm" draw:page-number="1" presentation:class="page"/>
          <draw:frame presentation:style-name="pr1" draw:text-style-name="P2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APO_20_2" draw:display-name="Gradient APO 2" draw:style="axial" draw:start-color="#99ccff" draw:end-color="#83afdb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000000" draw:marker-start-width="0.356cm" draw:marker-start-center="false" draw:marker-end-width="0.356cm" draw:marker-end-center="false" draw:fill="none" draw:fill-color="#99ccff" draw:fill-gradient-name="Gradient_20_11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10" draw:fill-hatch-name="Hatch_20_1" draw:fill-image-name="Bitmape_20_1"/>
      <style:text-properties fo:font-size="32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2" svg:stroke-width="0.05cm" draw:fill-color="#ffcc99" draw:fill-gradient-name="Gradient_20_10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2pt" fo:language="en" fo:country="US" fo:font-weight="bold" style:language-asian="en" style:country-asian="US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203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background" style:family="presentation">
      <style:graphic-properties draw:stroke="none" draw:fill="none"/>
      <style:text-properties style:letter-kerning="true"/>
    </style:style>
    <style:style style:name="APO-english-od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PO-english-od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PO-english-odp-outline1" style:family="presentation">
      <style:graphic-properties draw:stroke="none" draw:fill="none" draw:auto-grow-height="false" draw:fit-to-size="shrink-to-fit" style:shrink-to-fit="true">
        <text:list-style style:name="APO-english-od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outline2" style:family="presentation" style:parent-style-name="APO-english-odp-outline1">
      <style:paragraph-properties fo:margin-left="0cm" fo:margin-right="0cm" fo:margin-top="0cm" fo:margin-bottom="0.203cm" fo:text-indent="0cm"/>
      <style:text-properties fo:font-size="22pt" style:font-size-asian="28pt" style:font-size-complex="28pt"/>
    </style:style>
    <style:style style:name="APO-english-odp-outline3" style:family="presentation" style:parent-style-name="APO-english-odp-outline2">
      <style:paragraph-properties fo:margin-left="0cm" fo:margin-right="0cm" fo:margin-top="0cm" fo:margin-bottom="0.203cm" fo:text-indent="0cm"/>
      <style:text-properties fo:font-size="24pt" style:font-size-asian="24pt" style:font-size-complex="24pt"/>
    </style:style>
    <style:style style:name="APO-english-odp-outline4" style:family="presentation" style:parent-style-name="APO-english-odp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PO-english-odp-outline5" style:family="presentation" style:parent-style-name="APO-english-odp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6" style:family="presentation" style:parent-style-name="APO-english-odp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7" style:family="presentation" style:parent-style-name="APO-english-odp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8" style:family="presentation" style:parent-style-name="APO-english-od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9" style:family="presentation" style:parent-style-name="APO-english-od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subtitle" style:family="presentation">
      <style:graphic-properties draw:stroke="none" draw:fill="none" draw:textarea-vertical-align="middle">
        <text:list-style style:name="APO-english-od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APO-english-od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APO-english-odp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APO-english-odp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4.004cm" svg:height="1.702cm" svg:x="0.698cm" svg:y="0.838cm" presentation:class="title" presentation:placeholder="true">
        <draw:text-box/>
      </draw:frame>
      <draw:frame presentation:style-name="Default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APO-english-odp" style:page-layout-name="PM1" draw:style-name="Mdp1">
      <draw:frame presentation:style-name="APO-english-odp-title" draw:layer="backgroundobjects" svg:width="24.004cm" svg:height="1.702cm" svg:x="0.698cm" svg:y="0.838cm" presentation:class="title" presentation:placeholder="true">
        <draw:text-box/>
      </draw:frame>
      <draw:frame presentation:style-name="APO-english-odp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APO-english-odp-title" draw:layer="backgroundobjects" svg:width="13.968cm" svg:height="10.476cm" svg:x="3.81cm" svg:y="2.122cm" presentation:class="page"/>
        <draw:frame presentation:style-name="APO-english-odp-notes" draw:layer="backgroundobjects" svg:width="17.271cm" svg:height="12.572cm" svg:x="2.159cm" svg:y="13.27cm" presentation:class="notes" presentation:placeholder="true">
          <draw:text-box/>
        </draw:frame>
        <draw:frame presentation:style-name="Mpr3" draw:text-style-name="MP2" draw:layer="backgroundobjects" svg:width="9.37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7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7cm" svg:height="1.396cm" svg:x="0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7cm" svg:height="1.396cm" svg:x="12.219cm" svg:y="26.542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3-29T18:02:47</meta:creation-date>
    <meta:editing-duration>P2DT11H57M22S</meta:editing-duration>
    <meta:editing-cycles>274</meta:editing-cycles>
    <meta:generator>LibreOffice/6.4.7.2$Linux_X86_64 LibreOffice_project/40$Build-2</meta:generator>
    <dc:date>2023-03-09T18:11:13.754834754</dc:date>
    <dc:description>https://cw.fel.cvut.cz/wiki/courses/b35apo/start</dc:description>
    <dc:subject>B35APO - Computer Architectures</dc:subject>
    <dc:title>Central Processing Unit (CPU)</dc:title>
    <meta:document-statistic meta:object-count="244"/>
  </office:meta>
</office:document-meta>
</file>